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7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7"/>
    <style:style style:name="ce3" style:family="table-cell" style:parent-style-name="Default" style:data-style-name="N117">
      <style:text-properties style:font-name="Arial" style:font-name-asian="DejaVu Sans" style:font-name-complex="Lucidasan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1" table:number-columns-repeated="9" table:default-cell-style-name="ce2"/>
        <table:table-column table:style-name="co1" table:default-cell-style-name="ce1"/>
        <table:table-column table:style-name="co1" table:number-columns-repeated="244" table:default-cell-style-name="ce2"/>
        <table:table-row table:style-name="ro1">
          <table:table-cell table:number-columns-repeated="12"/>
          <table:table-cell office:value-type="string">
            <text:p>Time</text:p>
          </table:table-cell>
          <table:table-cell table:number-columns-repeated="24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0.402492">
            <text:p>70.402492</text:p>
          </table:table-cell>
          <table:table-cell office:value-type="float" office:value="70.194566">
            <text:p>70.194566</text:p>
          </table:table-cell>
          <table:table-cell office:value-type="float" office:value="70.287008">
            <text:p>70.287008</text:p>
          </table:table-cell>
          <table:table-cell office:value-type="float" office:value="71.627965">
            <text:p>71.627965</text:p>
          </table:table-cell>
          <table:table-cell office:value-type="float" office:value="70.274626">
            <text:p>70.274626</text:p>
          </table:table-cell>
          <table:table-cell office:value-type="float" office:value="70.233667">
            <text:p>70.233667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ooc:=AVERAGE([.B2:.K2])" office:value-type="float" office:value="70.5033873333333">
            <text:p>70.503387</text:p>
          </table:table-cell>
          <table:table-cell table:style-name="ce1" office:value-type="float" office:value="1">
            <text:p>1</text:p>
          </table:table-cell>
          <table:table-cell table:formula="oooc:=[.$M11]/[.M2]" office:value-type="float" office:value="1.29749912500658">
            <text:p>1.297499</text:p>
          </table:table-cell>
          <table:table-cell table:number-columns-repeated="24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.392198">
            <text:p>40.392198</text:p>
          </table:table-cell>
          <table:table-cell office:value-type="float" office:value="40.552239">
            <text:p>40.552239</text:p>
          </table:table-cell>
          <table:table-cell office:value-type="float" office:value="40.572948">
            <text:p>40.572948</text:p>
          </table:table-cell>
          <table:table-cell office:value-type="float" office:value="40.21394">
            <text:p>40.213940</text:p>
          </table:table-cell>
          <table:table-cell office:value-type="float" office:value="40.355149">
            <text:p>40.355149</text:p>
          </table:table-cell>
          <table:table-cell office:value-type="float" office:value="40.511579">
            <text:p>40.511579</text:p>
          </table:table-cell>
          <table:table-cell table:number-columns-repeated="4"/>
          <table:table-cell office:value-type="float" office:value="2">
            <text:p>2</text:p>
          </table:table-cell>
          <table:table-cell table:formula="oooc:=AVERAGE([.B3:.K3])" office:value-type="float" office:value="40.4330088333333">
            <text:p>40.433009</text:p>
          </table:table-cell>
          <table:table-cell table:style-name="ce1" office:value-type="float" office:value="2">
            <text:p>2</text:p>
          </table:table-cell>
          <table:table-cell table:formula="oooc:=[.$M11]/[.M3]" office:value-type="float" office:value="2.26246045037303">
            <text:p>2.262460</text:p>
          </table:table-cell>
          <table:table-cell table:number-columns-repeated="24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.575289">
            <text:p>24.575289</text:p>
          </table:table-cell>
          <table:table-cell office:value-type="float" office:value="24.838816">
            <text:p>24.838816</text:p>
          </table:table-cell>
          <table:table-cell office:value-type="float" office:value="24.420029">
            <text:p>24.420029</text:p>
          </table:table-cell>
          <table:table-cell office:value-type="float" office:value="24.637055">
            <text:p>24.637055</text:p>
          </table:table-cell>
          <table:table-cell office:value-type="float" office:value="24.549076">
            <text:p>24.549076</text:p>
          </table:table-cell>
          <table:table-cell office:value-type="float" office:value="24.468202">
            <text:p>24.468202</text:p>
          </table:table-cell>
          <table:table-cell table:number-columns-repeated="4"/>
          <table:table-cell office:value-type="float" office:value="4">
            <text:p>4</text:p>
          </table:table-cell>
          <table:table-cell table:formula="oooc:=AVERAGE([.B4:.K4])" office:value-type="float" office:value="24.5814111666667">
            <text:p>24.581411</text:p>
          </table:table-cell>
          <table:table-cell table:style-name="ce1" office:value-type="float" office:value="4">
            <text:p>4</text:p>
          </table:table-cell>
          <table:table-cell table:formula="oooc:=[.$M11]/[.M4]" office:value-type="float" office:value="3.72143335281938">
            <text:p>3.721433</text:p>
          </table:table-cell>
          <table:table-cell table:number-columns-repeated="24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.001882">
            <text:p>15.001882</text:p>
          </table:table-cell>
          <table:table-cell office:value-type="float" office:value="15.014777">
            <text:p>15.014777</text:p>
          </table:table-cell>
          <table:table-cell office:value-type="float" office:value="14.978263">
            <text:p>14.978263</text:p>
          </table:table-cell>
          <table:table-cell office:value-type="float" office:value="14.93527">
            <text:p>14.935270</text:p>
          </table:table-cell>
          <table:table-cell office:value-type="float" office:value="14.898611">
            <text:p>14.898611</text:p>
          </table:table-cell>
          <table:table-cell office:value-type="float" office:value="14.922394">
            <text:p>14.922394</text:p>
          </table:table-cell>
          <table:table-cell table:number-columns-repeated="4"/>
          <table:table-cell office:value-type="float" office:value="8">
            <text:p>8</text:p>
          </table:table-cell>
          <table:table-cell table:formula="oooc:=AVERAGE([.B5:.K5])" office:value-type="float" office:value="14.9585328333333">
            <text:p>14.958533</text:p>
          </table:table-cell>
          <table:table-cell table:style-name="ce1" office:value-type="float" office:value="8">
            <text:p>8</text:p>
          </table:table-cell>
          <table:table-cell table:formula="oooc:=[.$M11]/[.M5]" office:value-type="float" office:value="6.11544490320279">
            <text:p>6.115445</text:p>
          </table:table-cell>
          <table:table-cell table:number-columns-repeated="24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.449032">
            <text:p>10.449032</text:p>
          </table:table-cell>
          <table:table-cell office:value-type="float" office:value="10.417583">
            <text:p>10.417583</text:p>
          </table:table-cell>
          <table:table-cell office:value-type="float" office:value="10.503716">
            <text:p>10.503716</text:p>
          </table:table-cell>
          <table:table-cell office:value-type="float" office:value="10.476716">
            <text:p>10.476716</text:p>
          </table:table-cell>
          <table:table-cell office:value-type="float" office:value="10.487796">
            <text:p>10.487796</text:p>
          </table:table-cell>
          <table:table-cell office:value-type="float" office:value="10.599709">
            <text:p>10.599709</text:p>
          </table:table-cell>
          <table:table-cell table:number-columns-repeated="4"/>
          <table:table-cell office:value-type="float" office:value="16">
            <text:p>16</text:p>
          </table:table-cell>
          <table:table-cell table:formula="oooc:=AVERAGE([.B6:.K6])" office:value-type="float" office:value="10.489092">
            <text:p>10.489092</text:p>
          </table:table-cell>
          <table:table-cell table:style-name="ce1" office:value-type="float" office:value="16">
            <text:p>16</text:p>
          </table:table-cell>
          <table:table-cell table:formula="oooc:=[.$M11]/[.M6]" office:value-type="float" office:value="8.72125855841478">
            <text:p>8.721259</text:p>
          </table:table-cell>
          <table:table-cell table:number-columns-repeated="24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.964191">
            <text:p>7.964191</text:p>
          </table:table-cell>
          <table:table-cell office:value-type="float" office:value="7.95685">
            <text:p>7.956850</text:p>
          </table:table-cell>
          <table:table-cell office:value-type="float" office:value="7.989471">
            <text:p>7.989471</text:p>
          </table:table-cell>
          <table:table-cell office:value-type="float" office:value="7.956998">
            <text:p>7.956998</text:p>
          </table:table-cell>
          <table:table-cell office:value-type="float" office:value="8.010186">
            <text:p>8.010186</text:p>
          </table:table-cell>
          <table:table-cell office:value-type="float" office:value="8.136468">
            <text:p>8.136468</text:p>
          </table:table-cell>
          <table:table-cell table:number-columns-repeated="4"/>
          <table:table-cell office:value-type="float" office:value="32">
            <text:p>32</text:p>
          </table:table-cell>
          <table:table-cell table:formula="oooc:=AVERAGE([.B7:.K7])" office:value-type="float" office:value="8.00236066666667">
            <text:p>8.002361</text:p>
          </table:table-cell>
          <table:table-cell table:style-name="ce1" office:value-type="float" office:value="32">
            <text:p>32</text:p>
          </table:table-cell>
          <table:table-cell table:formula="oooc:=[.$M11]/[.M7]" office:value-type="float" office:value="11.4313872100324">
            <text:p>11.431387</text:p>
          </table:table-cell>
          <table:table-cell table:number-columns-repeated="241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.879454">
            <text:p>6.879454</text:p>
          </table:table-cell>
          <table:table-cell office:value-type="float" office:value="6.856373">
            <text:p>6.856373</text:p>
          </table:table-cell>
          <table:table-cell office:value-type="float" office:value="6.877205">
            <text:p>6.877205</text:p>
          </table:table-cell>
          <table:table-cell office:value-type="float" office:value="6.859355">
            <text:p>6.859355</text:p>
          </table:table-cell>
          <table:table-cell office:value-type="float" office:value="6.874729">
            <text:p>6.874729</text:p>
          </table:table-cell>
          <table:table-cell office:value-type="float" office:value="6.884197">
            <text:p>6.884197</text:p>
          </table:table-cell>
          <table:table-cell table:number-columns-repeated="4"/>
          <table:table-cell office:value-type="float" office:value="64">
            <text:p>64</text:p>
          </table:table-cell>
          <table:table-cell table:formula="oooc:=AVERAGE([.B8:.K8])" office:value-type="float" office:value="6.8718855">
            <text:p>6.871886</text:p>
          </table:table-cell>
          <table:table-cell table:style-name="ce1" office:value-type="float" office:value="64">
            <text:p>64</text:p>
          </table:table-cell>
          <table:table-cell table:formula="oooc:=[.$M$11]/[.M8]" office:value-type="float" office:value="13.3119335843125">
            <text:p>13.311934</text:p>
          </table:table-cell>
          <table:table-cell table:number-columns-repeated="241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.166652">
            <text:p>6.166652</text:p>
          </table:table-cell>
          <table:table-cell office:value-type="float" office:value="6.150841">
            <text:p>6.150841</text:p>
          </table:table-cell>
          <table:table-cell office:value-type="float" office:value="6.162182">
            <text:p>6.162182</text:p>
          </table:table-cell>
          <table:table-cell office:value-type="float" office:value="6.228717">
            <text:p>6.228717</text:p>
          </table:table-cell>
          <table:table-cell office:value-type="float" office:value="6.152187">
            <text:p>6.152187</text:p>
          </table:table-cell>
          <table:table-cell office:value-type="float" office:value="6.159498">
            <text:p>6.159498</text:p>
          </table:table-cell>
          <table:table-cell table:number-columns-repeated="4"/>
          <table:table-cell office:value-type="float" office:value="128">
            <text:p>128</text:p>
          </table:table-cell>
          <table:table-cell table:formula="oooc:=AVERAGE([.B9:.K9])" office:value-type="float" office:value="6.17001283333333">
            <text:p>6.170013</text:p>
          </table:table-cell>
          <table:table-cell table:style-name="ce1" office:value-type="float" office:value="128">
            <text:p>128</text:p>
          </table:table-cell>
          <table:table-cell table:formula="oooc:=[.$M$11]/[.M9]" office:value-type="float" office:value="14.8262387528259">
            <text:p>14.826239</text:p>
          </table:table-cell>
          <table:table-cell table:number-columns-repeated="241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6.205325">
            <text:p>6.205325</text:p>
          </table:table-cell>
          <table:table-cell office:value-type="float" office:value="6.137703">
            <text:p>6.137703</text:p>
          </table:table-cell>
          <table:table-cell office:value-type="float" office:value="6.12438">
            <text:p>6.124380</text:p>
          </table:table-cell>
          <table:table-cell office:value-type="float" office:value="6.127446">
            <text:p>6.127446</text:p>
          </table:table-cell>
          <table:table-cell office:value-type="float" office:value="6.167924">
            <text:p>6.167924</text:p>
          </table:table-cell>
          <table:table-cell office:value-type="float" office:value="6.14962">
            <text:p>6.149620</text:p>
          </table:table-cell>
          <table:table-cell table:number-columns-repeated="4"/>
          <table:table-cell office:value-type="float" office:value="256">
            <text:p>256</text:p>
          </table:table-cell>
          <table:table-cell table:formula="oooc:=AVERAGE([.B10:.K10])" office:value-type="float" office:value="6.15206633333333">
            <text:p>6.152066</text:p>
          </table:table-cell>
          <table:table-cell table:style-name="ce1" office:value-type="float" office:value="256">
            <text:p>256</text:p>
          </table:table-cell>
          <table:table-cell table:formula="oooc:=[.$M$11]/[.M10]" office:value-type="float" office:value="14.8694891144704">
            <text:p>14.869489</text:p>
          </table:table-cell>
          <table:table-cell table:number-columns-repeated="241"/>
        </table:table-row>
        <table:table-row table:style-name="ro1">
          <table:table-cell office:value-type="string">
            <text:p>sequential</text:p>
          </table:table-cell>
          <table:table-cell office:value-type="float" office:value="91.551988">
            <text:p>91.551988</text:p>
          </table:table-cell>
          <table:table-cell office:value-type="float" office:value="91.176289">
            <text:p>91.176289</text:p>
          </table:table-cell>
          <table:table-cell office:value-type="float" office:value="91.830197">
            <text:p>91.830197</text:p>
          </table:table-cell>
          <table:table-cell office:value-type="float" office:value="91.135421">
            <text:p>91.135421</text:p>
          </table:table-cell>
          <table:table-cell office:value-type="float" office:value="91.883587">
            <text:p>91.883587</text:p>
          </table:table-cell>
          <table:table-cell office:value-type="float" office:value="91.497474">
            <text:p>91.497474</text:p>
          </table:table-cell>
          <table:table-cell office:value-type="float" office:value="91.597851">
            <text:p>91.597851</text:p>
          </table:table-cell>
          <table:table-cell office:value-type="float" office:value="91.15186">
            <text:p>91.151860</text:p>
          </table:table-cell>
          <table:table-cell table:number-columns-repeated="3"/>
          <table:table-cell table:formula="oooc:=AVERAGE([.B11:.K11])" office:value-type="float" office:value="91.478083375">
            <text:p>91.478083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>
            <draw:frame table:end-cell-address="Sheet1.H47" table:end-x="0.6827in" table:end-y="0.139in" draw:z-index="0" draw:style-name="gr1" svg:width="6.6346in" svg:height="5.7484in" svg:x="0.3362in" svg:y="0.0831in">
              <draw:object draw:notify-on-update-of-ranges="Sheet1.L2:Sheet1.L10 Sheet1.M2:Sheet1.M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>
            <draw:frame table:end-cell-address="Sheet1.Q48" table:end-x="0.4598in" table:end-y="0.0732in" draw:z-index="1" draw:style-name="gr1" svg:width="6.5398in" svg:height="5.4398in" svg:x="0.1433in" svg:y="0.1587in">
              <draw:object draw:notify-on-update-of-ranges="Sheet1.N2:Sheet1.N10 Sheet1.O2:Sheet1.O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46"/>
        </table:table-row>
        <table:table-row table:style-name="ro1" table:number-rows-repeated="4">
          <table:table-cell table:number-columns-repeated="256"/>
        </table:table-row>
        <table:table-row table:style-name="ro1" table:number-rows-repeated="6">
          <table:table-cell table:number-columns-repeated="12"/>
          <table:table-cell table:style-name="ce3" table:number-columns-repeated="2"/>
          <table:table-cell table:number-columns-repeated="242"/>
        </table:table-row>
        <table:table-row table:style-name="ro1" table:number-rows-repeated="6551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Lucida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1">04/01/2010</text:date>, <text:time>17:2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10-02-21T20:11:27</meta:creation-date>
    <dc:date>2010-04-01T17:28:37</dc:date>
    <meta:editing-cycles>62</meta:editing-cycles>
    <meta:editing-duration>P1DT0H42M20S</meta:editing-duration>
    <meta:user-defined meta:name="Info 1"/>
    <meta:user-defined meta:name="Info 2"/>
    <meta:user-defined meta:name="Info 3"/>
    <meta:user-defined meta:name="Info 4"/>
    <meta:document-statistic meta:table-count="3" meta:cell-count="11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text-properties fo:font-size="12.2281274795532pt" style:font-size-asian="12.2281274795532pt" style:font-size-complex="12.2281274795532pt"/>
    </style:style>
    <style:style style:name="ch3" style:family="chart">
      <style:text-properties fo:font-size="10.3667230606079pt" style:font-size-asian="10.3667230606079pt" style:font-size-complex="10.3667230606079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8.46562671661377pt" style:font-size-asian="8.46562671661377pt" style:font-size-complex="8.46562671661377pt"/>
    </style:style>
    <style:style style:name="ch7" style:family="chart" style:data-style-name="N2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8.46562671661377pt" style:font-size-asian="8.46562671661377pt" style:font-size-complex="8.46562671661377pt"/>
    </style:style>
    <style:style style:name="ch9" style:family="chart">
      <style:graphic-properties svg:stroke-color="#b3b3b3"/>
    </style:style>
    <style:style style:name="ch10" style:family="chart"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853cm" svg:height="14.602cm" chart:class="chart:bar" chart:style-name="ch1">
        <chart:title svg:x="6.283cm" svg:y="0.319cm" chart:style-name="ch2">
          <text:p>Ranger Running Times</text:p>
        </chart:title>
        <chart:subtitle svg:x="6.111cm" svg:y="0.982cm" chart:style-name="ch3">
          <text:p>500,000 Bodies, 3 iterations</text:p>
        </chart:subtitle>
        <chart:plot-area chart:style-name="ch4" table:cell-range-address="Sheet1.L2:Sheet1.M10" chart:data-source-has-labels="column" svg:x="0.467cm" svg:y="1.479cm" svg:width="16.04cm" svg:height="12.729cm">
          <chart:axis chart:dimension="x" chart:name="primary-x" chart:style-name="ch5">
            <chart:title svg:x="8.194cm" svg:y="13.944cm" chart:style-name="ch6">
              <text:p>Processes</text:p>
            </chart:title>
            <chart:categories table:cell-range-address="Sheet1.L2:Sheet1.L10"/>
          </chart:axis>
          <chart:axis chart:dimension="y" chart:name="primary-y" chart:style-name="ch7">
            <chart:title svg:x="0.341cm" svg:y="7.712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M2:Sheet1.M10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.5033873333333">
                <text:p>70.503387333333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.4330088333333">
                <text:p>40.4330088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5814111666667">
                <text:p>24.5814111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9585328333333">
                <text:p>14.9585328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489092">
                <text:p>10.4890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00236066666667">
                <text:p>8.0023606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8718855">
                <text:p>6.87188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17001283333333">
                <text:p>6.170012833333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.15206633333333">
                <text:p>6.152066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2274866104126pt" style:font-size-asian="12.2274866104126pt" style:font-size-complex="12.2274866104126pt"/>
    </style:style>
    <style:style style:name="ch3" style:family="chart">
      <style:text-properties fo:font-size="10.3463344573975pt" style:font-size-asian="10.3463344573975pt" style:font-size-complex="10.3463344573975pt"/>
    </style:style>
    <style:style style:name="ch4" style:family="chart">
      <style:chart-properties chart:symbol-type="automatic" chart:connect-bars="false" chart:spline-order="3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8.46518230438232pt" style:font-size-asian="8.46518230438232pt" style:font-size-complex="8.46518230438232pt"/>
    </style:style>
    <style:style style:name="ch7" style:family="chart" style:data-style-name="N2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8.46518230438232pt" style:font-size-asian="8.46518230438232pt" style:font-size-complex="8.46518230438232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612cm" svg:height="13.818cm" chart:class="chart:line" chart:style-name="ch1">
        <chart:title svg:x="7.384cm" svg:y="0.278cm" chart:style-name="ch2">
          <text:p>Speedup </text:p>
        </chart:title>
        <chart:subtitle svg:x="5.765cm" svg:y="1.003cm" chart:style-name="ch3">
          <text:p>500,000 Bodies, 3 iterations</text:p>
        </chart:subtitle>
        <chart:plot-area chart:style-name="ch4" table:cell-range-address="Sheet1.N2:Sheet1.O10" chart:data-source-has-labels="column" svg:x="0.499cm" svg:y="1.619cm" svg:width="15.718cm" svg:height="11.557cm">
          <chart:axis chart:dimension="x" chart:name="primary-x" chart:style-name="ch5">
            <chart:title svg:x="7.87cm" svg:y="12.892cm" chart:style-name="ch6">
              <text:p>Processes</text:p>
            </chart:title>
            <chart:categories table:cell-range-address="Sheet1.N2:Sheet1.N10"/>
          </chart:axis>
          <chart:axis chart:dimension="y" chart:name="primary-y" chart:style-name="ch7">
            <chart:title svg:x="0.369cm" svg:y="7.735cm" chart:style-name="ch8">
              <text:p>Speedup</text:p>
            </chart:title>
            <chart:grid chart:style-name="ch9" chart:class="major"/>
          </chart:axis>
          <chart:series chart:style-name="ch10" chart:values-cell-range-address="Sheet1.O2:Sheet1.O10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9749912500658">
                <text:p>1.2974991250065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6246045037303">
                <text:p>2.262460450373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72143335281938">
                <text:p>3.721433352819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11544490320279">
                <text:p>6.115444903202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72125855841478">
                <text:p>8.721258558414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.4313872100324">
                <text:p>11.43138721003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.3119335843125">
                <text:p>13.31193358431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.8262387528259">
                <text:p>14.826238752825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.8694891144704">
                <text:p>14.86948911447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